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рофессиональный учебник по "Разработке тем Wordpress" - чтобы охватить все темы, разделы и аспекты, для разработчика</text:p>
      <text:p text:style-name="Standard">ChatGPT</text:p>
      <text:p text:style-name="P1">ChatGPT</text:p>
      <text:p text:style-name="Text_20_body">Создание профессионального учебника по разработке тем для WordPress требует систематического подхода, включающего в себя как базовые, так и продвинутые концепции. Вот предложенная структура для такого учебника:</text:p>
      <text:p text:style-name="Horizontal_20_Line"/>
      <text:p text:style-name="Text_20_body"><text:span text:style-name="Strong_20_Emphasis">Глава 1: Введение в WordPress темы</text:span></text:p>
      <text:p text:style-name="Text_20_body">1.1. Основные понятия: WordPress, темы, шаблоны.</text:p>
      <text:p text:style-name="Text_20_body">1.2. Зачем нужны темы WordPress?</text:p>
      <text:p text:style-name="Text_20_body">1.3. Инструменты разработчика: локальная установка, редактор кода, отладка.</text:p>
      <text:p text:style-name="Text_20_body"><text:span text:style-name="Strong_20_Emphasis">Глава 2: Основы разработки тем</text:span></text:p>
      <text:p text:style-name="Text_20_body">2.1. Структура темы: файлы и их назначение.</text:p>
      <text:p text:style-name="Text_20_body">2.2. Использование PHP в шаблонах WordPress.</text:p>
      <text:p text:style-name="Text_20_body">2.3. Создание базового шаблона страницы.</text:p>
      <text:p text:style-name="Text_20_body">2.4. Работа с CSS и стилями.</text:p>
      <text:p text:style-name="Text_20_body">2.5. Использование JavaScript в темах.</text:p>
      <text:p text:style-name="Text_20_body"><text:span text:style-name="Strong_20_Emphasis">Глава 3: Разработка пользовательских шаблонов</text:span></text:p>
      <text:p text:style-name="Text_20_body">3.1. Создание пользовательских шаблонов страниц и записей.</text:p>
      <text:p text:style-name="Text_20_body">3.2. Использование кастомных полей для расширения функциональности.</text:p>
      <text:p text:style-name="Text_20_body">3.3. Работа с кастомными типами записей.</text:p>
      <text:p text:style-name="Text_20_body"><text:span text:style-name="Strong_20_Emphasis">Глава 4: Использование функциональности WordPress в темах</text:span></text:p>
      <text:p text:style-name="Text_20_body">4.1. Работа с плагинами в темах.</text:p>
      <text:p text:style-name="Text_20_body">4.2. Использование хуков и фильтров.</text:p>
      <text:p text:style-name="Text_20_body">4.3. Создание собственных виджетов.</text:p>
      <text:p text:style-name="Text_20_body">4.4. Интеграция пользовательских меню.</text:p>
      <text:p text:style-name="Text_20_body"><text:span text:style-name="Strong_20_Emphasis">Глава 5: Оптимизация и безопасность тем</text:span></text:p>
      <text:p text:style-name="Text_20_body">5.1. Оптимизация скорости загрузки темы.</text:p>
      <text:p text:style-name="Text_20_body">5.2. Обеспечение безопасности темы: проверка на уязвимости.</text:p>
      <text:p text:style-name="Text_20_body">5.3. Совместимость с мобильными устройствами: адаптивный дизайн.</text:p>
      <text:p text:style-name="Text_20_body"><text:span text:style-name="Strong_20_Emphasis">Глава 6: Продвинутые темы и концепции</text:span></text:p>
      <text:p text:style-name="Text_20_body">6.1. Создание дочерних тем.</text:p>
      <text:p text:style-name="Text_20_body">6.2. Использование фреймворков для разработки тем.</text:p>
      <text:p text:style-name="Text_20_body">6.3. Интеграция с API сторонних сервисов.</text:p>
      <text:p text:style-name="Text_20_body">6.4. Разработка мультиязычных тем.</text:p>
      <text:p text:style-name="Text_20_body"><text:span text:style-name="Strong_20_Emphasis">Глава 7: Тестирование и развертывание тем</text:span></text:p>
      <text:p text:style-name="Text_20_body">7.1. Тестирование темы: отладка и проверка качества кода.</text:p>
      <text:p text:style-name="Text_20_body"><text:soft-page-break/>7.2. Развертывание темы на живом сайте.</text:p>
      <text:p text:style-name="Text_20_body">7.3. Обновление и поддержка темы.</text:p>
      <text:p text:style-name="Text_20_body"><text:span text:style-name="Strong_20_Emphasis">Глава 8: Разработка темы для магазина WordPress</text:span></text:p>
      <text:p text:style-name="Text_20_body">8.1. Интеграция с плагинами электронной коммерции.</text:p>
      <text:p text:style-name="Text_20_body">8.2. Создание каталога товаров и страницы товара.</text:p>
      <text:p text:style-name="Text_20_body">8.3. Работа с платежными шлюзами и корзиной.</text:p>
      <text:p text:style-name="Text_20_body"><text:span text:style-name="Strong_20_Emphasis">Глава 9: Ресурсы и дополнительные материалы</text:span></text:p>
      <text:p text:style-name="Text_20_body">9.1. Ссылки на полезные ресурсы: документацию, блоги, сообщества.</text:p>
      <text:p text:style-name="Text_20_body">9.2. Рекомендуемые книги и онлайн-курсы по разработке тем для WordPress.</text:p>
      <text:p text:style-name="Horizontal_20_Line"/>
      <text:p text:style-name="Text_20_body">Этот учебник предназначен для обучения как начинающих, так и опытных разработчиков тем для WordPress, позволяя им охватить все основные аспекты этого процесс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5-01T19:57:39.36</dc:date>
    <meta:document-statistic meta:table-count="0" meta:image-count="0" meta:object-count="0" meta:page-count="2" meta:paragraph-count="44" meta:word-count="304" meta:character-count="2258"/>
    <dc:creator>Dima Wide</dc:creator>
    <meta:user-defined meta:name="Info 1"/>
    <meta:user-defined meta:name="Info 2"/>
    <meta:user-defined meta:name="Info 3"/>
    <meta:user-defined meta:name="Info 4"/>
  </office:meta>
</office:document-meta>
</file>